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8faadc" draw:stroke-linejoin="miter" svg:stroke-linecap="butt" draw:fill="solid" draw:fill-color="#8faad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>
      <style:graphic-properties style:protect="size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8faadc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32pt" fo:letter-spacing="normal" fo:language="de" fo:country="DE" fo:font-style="normal" style:text-underline-style="none" fo:font-weight="normal" fo:background-color="transparent" style:font-name-asian="CMU Sans Serif2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T2" style:family="text">
      <style:text-properties fo:font-variant="normal" fo:text-transform="none" fo:color="#afabab" loext:opacity="100%" style:text-line-through-style="none" style:text-line-through-type="none" style:text-position="0% 100%" style:font-name="Calibri" fo:font-size="16.2000007629395pt" fo:letter-spacing="normal" fo:language="de" fo:country="DE" fo:font-style="normal" style:text-underline-style="none" fo:font-weight="normal" fo:background-color="transparent" style:font-size-asian="16.2000007629395pt" style:font-style-asian="normal" style:font-weight-asian="normal" style:font-size-complex="16.200000762939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language="en" fo:country="GB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36pt" fo:letter-spacing="normal" fo:language="de" fo:country="DE" fo:font-style="normal" style:text-underline-style="none" fo:font-weight="normal" fo:background-color="transparent" style:font-name-asian="CMU Sans Serif2" style:font-size-asian="36pt" style:font-style-asian="normal" style:font-weight-asian="normal" style:font-name-complex="CMU Sans Serif" style:font-size-complex="3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.2000007629395pt" fo:letter-spacing="normal" fo:language="en" fo:country="GB" fo:font-style="normal" style:text-underline-style="none" fo:font-weight="normal" fo:background-color="transparent" style:font-size-asian="16.2000007629395pt" style:font-style-asian="normal" style:font-weight-asian="normal" style:font-size-complex="16.2000007629395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.2000007629395pt" fo:letter-spacing="normal" fo:language="de" fo:country="DE" fo:font-style="normal" style:text-underline-style="none" fo:font-weight="normal" fo:background-color="transparent" style:font-size-asian="16.2000007629395pt" style:font-style-asian="normal" style:font-weight-asian="normal" style:font-size-complex="16.2000007629395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0pt" fo:letter-spacing="normal" fo:language="de" fo:country="DE" fo:font-style="normal" style:text-underline-style="none" fo:font-weight="normal" fo:background-color="transparent" style:font-name-asian="CMU Sans Serif2" style:font-size-asian="40pt" style:font-style-asian="normal" style:font-weight-asian="normal" style:font-name-complex="CMU Sans Serif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afab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custom-shape draw:name="Textfeld 11" draw:style-name="gr1" draw:text-style-name="P2" draw:layer="layout" svg:width="19.413cm" svg:height="4.311cm" svg:x="0.08cm" svg:y="0.975cm">
          <text:p text:style-name="P1"><text:span text:style-name="T1"><text:s/></text:span><text:span text:style-name="T1">D &lt;- data.frame(c(1,2,3), </text:span></text:p>
          <text:p text:style-name="P1"><text:span text:style-name="T1"><text:s text:c="28"/></text:span><text:span text:style-name="T1">c(“a“, “b“, “c“),</text:span></text:p>
          <text:p text:style-name="P1"><text:span text:style-name="T1"><text:s text:c="28"/></text:span><text:span text:style-name="T1">c(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4" draw:style-name="gr2" draw:text-style-name="P2" draw:layer="layout" svg:width="2.175cm" svg:height="0.935cm" svg:x="9.514cm" svg:y="5.654cm">
          <text:p text:style-name="P1"><text:span text:style-name="T2">0x21a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: abgerundete Ecken 3" draw:style-name="gr3" draw:text-style-name="P4" draw:layer="layout" svg:width="2.539cm" svg:height="2.539cm" svg:x="2.163cm" svg:y="6.755cm">
          <text:p text:style-name="P3"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4" draw:style-name="gr4" draw:text-style-name="P2" draw:layer="layout" svg:width="1.477cm" svg:height="1.773cm" svg:x="2.68cm" svg:y="7.171cm">
          <text:p text:style-name="P1"><text:span text:style-name="T4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5" draw:text-style-name="P4" draw:layer="layout" svg:width="2.539cm" svg:height="2.539cm" svg:x="6.497cm" svg:y="6.755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6" draw:text-style-name="P5" draw:layer="layout" svg:width="1.793cm" svg:height="0.001cm" svg:x="4.703cm" svg:y="8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9" draw:style-name="gr5" draw:text-style-name="P4" draw:layer="layout" svg:width="2.539cm" svg:height="2.539cm" svg:x="9.037cm" svg:y="6.755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" draw:style-name="gr7" draw:text-style-name="P6" draw:layer="layout" svg:width="1.538cm" svg:height="1.538cm" svg:x="6.997cm" svg:y="7.255cm">
          <text:p text:style-name="P3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15" draw:style-name="gr8" draw:text-style-name="P5" draw:layer="layout" svg:width="1.387cm" svg:height="1.757cm" svg:x="5.833cm" svg:y="8.5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22" draw:style-name="gr7" draw:text-style-name="P6" draw:layer="layout" svg:width="1.538cm" svg:height="1.538cm" svg:x="9.494cm" svg:y="7.235cm">
          <text:p text:style-name="P3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23" draw:style-name="gr8" draw:text-style-name="P5" draw:layer="layout" svg:width="0.023cm" svg:height="1.537cm" svg:x="10.237cm" svg:y="8.7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hteck 17" draw:style-name="gr9" draw:text-style-name="P7" draw:layer="layout" svg:width="2.539cm" svg:height="2.539cm" svg:x="8.969cm" svg:y="10.313cm">
          <text:p text:style-name="P3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0" draw:text-style-name="P2" draw:layer="layout" svg:width="2.827cm" svg:height="1.942cm" svg:x="8.825cm" svg:y="10.613cm">
          <text:p text:style-name="P1"><text:span text:style-name="T7">“</text:span><text:span text:style-name="T7">a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0" draw:style-name="gr11" draw:text-style-name="P7" draw:layer="layout" svg:width="2.539cm" svg:height="2.539cm" svg:x="8.969cm" svg:y="15.354cm">
          <text:p text:style-name="P3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1" draw:style-name="gr12" draw:text-style-name="P7" draw:layer="layout" svg:width="2.539cm" svg:height="2.539cm" svg:x="8.973cm" svg:y="12.814cm">
          <text:p text:style-name="P3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13" draw:text-style-name="P7" draw:layer="layout" svg:width="2.539cm" svg:height="2.539cm" svg:x="4.565cm" svg:y="10.327cm">
          <text:p text:style-name="P3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" draw:style-name="gr14" draw:text-style-name="P2" draw:layer="layout" svg:width="1.308cm" svg:height="1.773cm" svg:x="5.112cm" svg:y="10.699cm">
          <text:p text:style-name="P1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>
          <draw:custom-shape draw:name="Rechteck 96" draw:style-name="gr15" draw:text-style-name="P7" draw:layer="layout" svg:width="2.539cm" svg:height="2.539cm" svg:x="4.565cm" svg:y="12.854cm">
            <text:p text:style-name="P3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7" draw:style-name="gr16" draw:text-style-name="P2" draw:layer="layout" svg:width="1.308cm" svg:height="1.773cm" svg:x="5.112cm" svg:y="13.263cm">
            <text:p text:style-name="P1"><text:span text:style-name="T4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98">
          <draw:custom-shape draw:name="Rechteck 99" draw:style-name="gr17" draw:text-style-name="P7" draw:layer="layout" svg:width="2.539cm" svg:height="2.539cm" svg:x="4.565cm" svg:y="15.329cm">
            <text:p text:style-name="P3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0" draw:style-name="gr18" draw:text-style-name="P2" draw:layer="layout" svg:width="1.308cm" svg:height="1.773cm" svg:x="5.112cm" svg:y="15.701cm">
            <text:p text:style-name="P1"><text:span text:style-name="T4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39" draw:style-name="gr19" draw:text-style-name="P2" draw:layer="layout" svg:width="2.2cm" svg:height="0.935cm" draw:transform="rotate (-1.5707963267949) translate (8.069cm 10.481cm)">
          <text:p text:style-name="P1"><text:span text:style-name="T2">0x74d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0" draw:style-name="gr20" draw:text-style-name="P2" draw:layer="layout" svg:width="2.2cm" svg:height="0.935cm" draw:transform="rotate (-1.5707963267949) translate (12.566cm 10.415cm)">
          <text:p text:style-name="P1"><text:span text:style-name="T2">0d98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1" draw:style-name="gr21" draw:text-style-name="P2" draw:layer="layout" svg:width="2.857cm" svg:height="1.942cm" svg:x="8.871cm" svg:y="13.141cm">
          <text:p text:style-name="P1"><text:span text:style-name="T7">“</text:span><text:span text:style-name="T7">b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2" draw:style-name="gr22" draw:text-style-name="P2" draw:layer="layout" svg:width="2.738cm" svg:height="1.942cm" svg:x="8.879cm" svg:y="15.642cm">
          <text:p text:style-name="P1"><text:span text:style-name="T7">“</text:span><text:span text:style-name="T7">c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4" draw:style-name="gr5" draw:text-style-name="P4" draw:layer="layout" svg:width="2.539cm" svg:height="2.539cm" svg:x="11.552cm" svg:y="6.761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85" draw:style-name="gr7" draw:text-style-name="P6" draw:layer="layout" svg:width="1.538cm" svg:height="1.538cm" svg:x="12.008cm" svg:y="7.225cm">
          <text:p text:style-name="P3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386" draw:style-name="gr23" draw:text-style-name="P7" draw:layer="layout" svg:width="2.539cm" svg:height="2.539cm" svg:x="13.45cm" svg:y="10.302cm">
          <text:p text:style-name="P3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7" draw:style-name="gr24" draw:text-style-name="P2" draw:layer="layout" svg:width="1.278cm" svg:height="1.773cm" svg:x="14.127cm" svg:y="10.675cm">
          <text:p text:style-name="P1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8">
          <draw:custom-shape draw:name="Rechteck 389" draw:style-name="gr25" draw:text-style-name="P7" draw:layer="layout" svg:width="2.539cm" svg:height="2.539cm" svg:x="13.45cm" svg:y="12.83cm">
            <text:p text:style-name="P3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90" draw:style-name="gr26" draw:text-style-name="P2" draw:layer="layout" svg:width="1.235cm" svg:height="1.773cm" svg:x="14.077cm" svg:y="13.239cm">
            <text:p text:style-name="P1"><text:span text:style-name="T4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91">
          <draw:custom-shape draw:name="Rechteck 392" draw:style-name="gr27" draw:text-style-name="P7" draw:layer="layout" svg:width="2.539cm" svg:height="2.539cm" svg:x="13.45cm" svg:y="15.28cm">
            <text:p text:style-name="P3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93" draw:style-name="gr28" draw:text-style-name="P2" draw:layer="layout" svg:width="1.235cm" svg:height="1.773cm" svg:x="14.077cm" svg:y="15.775cm">
            <text:p text:style-name="P1"><text:span text:style-name="T4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94" draw:style-name="gr29" draw:text-style-name="P2" draw:layer="layout" svg:width="2.2cm" svg:height="0.935cm" draw:transform="rotate (-1.5707963267949) translate (16.954cm 10.457cm)">
          <text:p text:style-name="P1"><text:span text:style-name="T2">0o42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5" draw:style-name="gr8" draw:text-style-name="P5" draw:layer="layout" svg:width="1.397cm" svg:height="1.763cm" svg:x="13.322cm" svg:y="8.5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.1000003814697pt" style:font-style-asian="normal" style:font-weight-asian="normal" style:font-name-complex="Lohit Devanagari" style:font-family-complex="'Lohit Devanagari'" style:font-family-generic-complex="system" style:font-pitch-complex="variable" style:font-size-complex="22.1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.8000001907349pt" fo:letter-spacing="normal" fo:font-style="normal" style:text-underline-style="none" fo:font-weight="normal" fo:background-color="transparent" style:font-size-asian="15.8000001907349pt" style:font-style-asian="normal" style:font-weight-asian="normal" style:font-size-complex="15.8000001907349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1000003814697pt" fo:letter-spacing="normal" fo:font-style="normal" style:text-underline-style="none" fo:font-weight="normal" fo:background-color="transparent" style:font-size-asian="14.1000003814697pt" style:font-style-asian="normal" style:font-weight-asian="normal" style:font-size-complex="14.1000003814697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1000003814697pt" fo:letter-spacing="normal" fo:font-style="normal" style:text-underline-style="none" fo:font-weight="normal" fo:background-color="transparent" style:font-size-asian="14.1000003814697pt" style:font-style-asian="normal" style:font-weight-asian="normal" style:font-size-complex="14.1000003814697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998cm" fo:page-height="19.99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59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.39999961853027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.39999961853027pt" fo:letter-spacing="normal" fo:language="en" fo:country="GB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4.499cm" svg:height="1.064cm" svg:x="1.375cm" svg:y="18.535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6.748cm" svg:height="1.064cm" svg:x="6.624cm" svg:y="18.535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4.499cm" svg:height="1.064cm" svg:x="14.124cm" svg:y="18.535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Dirk Ostwald</meta:initial-creator>
    <dc:creator>Belinda Fleischmann</dc:creator>
    <meta:editing-cycles>14</meta:editing-cycles>
    <meta:creation-date>2021-04-11T11:23:04</meta:creation-date>
    <dc:date>2023-10-30T17:25:15.500595281</dc:date>
    <meta:editing-duration>PT18S</meta:editing-duration>
    <meta:generator>LibreOffice/7.3.7.2$Linux_X86_64 LibreOffice_project/30$Build-2</meta:generator>
    <meta:document-statistic meta:object-count="60"/>
    <meta:user-defined meta:name="AppVersion">16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